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222in" style:rel-column-width="1328*"/>
    </style:style>
    <style:style style:name="Table1.B" style:family="table-column">
      <style:table-column-properties style:column-width="3.1403in" style:rel-column-width="4522*"/>
    </style:style>
    <style:style style:name="Table1.C" style:family="table-column">
      <style:table-column-properties style:column-width="0.7521in" style:rel-column-width="1083*"/>
    </style:style>
    <style:style style:name="Table1.D" style:family="table-column">
      <style:table-column-properties style:column-width="0.625in" style:rel-column-width="900*"/>
    </style:style>
    <style:style style:name="Table1.E" style:family="table-column">
      <style:table-column-properties style:column-width="0.8104in" style:rel-column-width="1167*"/>
    </style:style>
    <style:style style:name="Table1.F" style:family="table-column">
      <style:table-column-properties style:column-width="0.675in" style:rel-column-width="972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text-align="center" style:justify-single-word="false"/>
      <style:text-properties officeooo:rsid="001c2159" officeooo:paragraph-rsid="001c2159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c2159" officeooo:paragraph-rsid="001c2159" style:font-weight-asian="bold" style:font-weight-complex="bold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1d8e44" officeooo:paragraph-rsid="001d8e44"/>
    </style:style>
    <style:style style:name="P5" style:family="paragraph" style:parent-style-name="Table_20_Contents">
      <style:text-properties officeooo:rsid="001c34df" officeooo:paragraph-rsid="001c34df"/>
    </style:style>
    <style:style style:name="P6" style:family="paragraph" style:parent-style-name="Table_20_Contents">
      <style:paragraph-properties fo:text-align="end" style:justify-single-word="false"/>
      <style:text-properties officeooo:rsid="001c34df" officeooo:paragraph-rsid="001c34df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f74d2" officeooo:paragraph-rsid="001f74d2" style:font-weight-asian="bold" style:font-weight-complex="bold"/>
    </style:style>
    <style:style style:name="P8" style:family="paragraph" style:parent-style-name="Table_20_Contents">
      <style:text-properties officeooo:rsid="00201ec0" officeooo:paragraph-rsid="00201ec0"/>
    </style:style>
    <style:style style:name="T1" style:family="text">
      <style:text-properties officeooo:rsid="001c34df"/>
    </style:style>
    <style:style style:name="T2" style:family="text">
      <style:text-properties officeooo:rsid="001f74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PLANO ĮVYKDYMAS</text:h>
      <text:p text:style-name="P3">Rodomi <text:span text:style-name="T1">{{ laikotarpis }} metų</text:span> duomenys</text:p>
      <text:p text:style-name="P3"/>
      <text:p text:style-name="P4">Pirkimų organizatorius {{ username.first_name }} {{ username.last_name }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Kodas</text:p>
          </table:table-cell>
          <table:table-cell table:style-name="Table1.A1" office:value-type="string">
            <text:p text:style-name="P7">Prekės/Darbo/Paslaugos pavadinimas</text:p>
          </table:table-cell>
          <table:table-cell table:style-name="Table1.A1" office:value-type="string">
            <text:p text:style-name="P2">Numa<text:span text:style-name="T2">­</text:span>tytos išlaidos meti<text:span text:style-name="T2">­</text:span>niame plane, EUR</text:p>
          </table:table-cell>
          <table:table-cell table:style-name="Table1.A1" office:value-type="string">
            <text:p text:style-name="P2">Įvestų sąsk. faktūrų skai<text:span text:style-name="T2">­</text:span>čius</text:p>
          </table:table-cell>
          <table:table-cell table:style-name="Table1.A1" office:value-type="string">
            <text:p text:style-name="P2">Sąskaitų faktūrų suma, EUR</text:p>
          </table:table-cell>
          <table:table-cell table:style-name="Table1.F1" office:value-type="string">
            <text:p text:style-name="P2">Plano įvyk<text:span text:style-name="T2">­</text:span>dymas, proc.</text:p>
          </table:table-cell>
        </table:table-row>
        <table:table-row>
          <table:table-cell table:style-name="Table1.A2" office:value-type="string">
            <text:p text:style-name="P5">{% for f in fakturos %} {{ f.kodas__kodas }}</text:p>
          </table:table-cell>
          <table:table-cell table:style-name="Table1.A2" office:value-type="string">
            <text:p text:style-name="P8">{{ f.kodas__preke }}</text:p>
          </table:table-cell>
          <table:table-cell table:style-name="Table1.A2" office:value-type="string">
            <text:p text:style-name="P6">{{ f.kodas__islaidos }}</text:p>
          </table:table-cell>
          <table:table-cell table:style-name="Table1.A2" office:value-type="string">
            <text:p text:style-name="P6">{{ f.sf_count }}</text:p>
          </table:table-cell>
          <table:table-cell table:style-name="Table1.A2" office:value-type="string">
            <text:p text:style-name="P6">{{ f.sf_sum }}</text:p>
          </table:table-cell>
          <table:table-cell table:style-name="Table1.F2" office:value-type="string">
            <text:p text:style-name="P6">{{ f.proc|floatformat:1 }}%</text:p>
          </table:table-cell>
        </table:table-row>
        <table:table-row>
          <table:table-cell table:style-name="Table1.A2" office:value-type="string">
            <text:p text:style-name="P5">{% endfor %}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7:51:15.666453443</meta:creation-date>
    <dc:date>2016-11-07T14:05:12.333589342</dc:date>
    <meta:editing-duration>PT20M38S</meta:editing-duration>
    <meta:editing-cycles>5</meta:editing-cycles>
    <meta:generator>LibreOffice/5.1.4.2$Linux_X86_64 LibreOffice_project/10m0$Build-2</meta:generator>
    <meta:document-statistic meta:table-count="1" meta:image-count="0" meta:object-count="0" meta:page-count="1" meta:paragraph-count="16" meta:word-count="62" meta:character-count="441" meta:non-whitespace-character-count="395"/>
  </office:meta>
</office:document-meta>
</file>